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3S"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4" style:family="drawing-page">
      <style:drawing-page-properties presentation:transition-type="automatic" presentation:duration="PT3S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0.75cm" fo:min-width="27.5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loext:graphic-properties draw:fill-color="#ffffff"/>
      <style:text-properties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りんご</text:span></text:p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 xml:id="id2" draw:id="id2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2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標準" presentation:presentation-page-layout-name="AL1T0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ごりら</text:span></text:p>
          </draw:text-box>
        </draw:frame>
        <anim:par presentation:node-type="timing-root">
          <anim:par smil:begin="id3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標準" presentation:presentation-page-layout-name="AL2T1" xml:id="id4" draw:id="id4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4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標準" presentation:presentation-page-layout-name="AL1T0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ラッパ</text:span></text:p>
          </draw:text-box>
        </draw:frame>
        <anim:par presentation:node-type="timing-root">
          <anim:par smil:begin="id5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標準" presentation:presentation-page-layout-name="AL2T1" xml:id="id6" draw:id="id6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6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標準" presentation:presentation-page-layout-name="AL1T0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パンツ</text:span></text:p>
          </draw:text-box>
        </draw:frame>
        <anim:par presentation:node-type="timing-root">
          <anim:par smil:begin="id7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標準" presentation:presentation-page-layout-name="AL2T1" xml:id="id8" draw:id="id8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8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標準" presentation:presentation-page-layout-name="AL1T0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積み木</text:span></text:p>
          </draw:text-box>
        </draw:frame>
        <anim:par presentation:node-type="timing-root">
          <anim:par smil:begin="id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標準" presentation:presentation-page-layout-name="AL2T1" xml:id="id10" draw:id="id1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0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標準" presentation:presentation-page-layout-name="AL1T0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機械</text:span></text:p>
          </draw:text-box>
        </draw:frame>
        <anim:par presentation:node-type="timing-root">
          <anim:par smil:begin="id11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標準" presentation:presentation-page-layout-name="AL2T1" xml:id="id12" draw:id="id12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2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標準" presentation:presentation-page-layout-name="AL1T0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胃袋</text:span></text:p>
          </draw:text-box>
        </draw:frame>
        <anim:par presentation:node-type="timing-root">
          <anim:par smil:begin="id13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標準" presentation:presentation-page-layout-name="AL2T1" xml:id="id14" draw:id="id14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4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標準" presentation:presentation-page-layout-name="AL1T0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ロッカールーム</text:span></text:p>
          </draw:text-box>
        </draw:frame>
        <anim:par presentation:node-type="timing-root">
          <anim:par smil:begin="id15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標準" presentation:presentation-page-layout-name="AL2T1" xml:id="id16" draw:id="id16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16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21:11:01.109701144</meta:creation-date>
    <dc:date>2021-09-11T00:52:54.015136725</dc:date>
    <meta:editing-duration>PT3H1M31S</meta:editing-duration>
    <meta:editing-cycles>6</meta:editing-cycles>
    <meta:generator>LibreOffice/5.1.6.2$Linux_X86_64 LibreOffice_project/10m0$Build-2</meta:generator>
    <meta:document-statistic meta:object-count="100"/>
  </office:meta>
</office:document-meta>
</file>